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505cm" fo:margin-left="0cm" table:align="left" fo:background-color="transparent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0.494cm"/>
    </style:style>
    <style:style style:name="Tabla1.B" style:family="table-column">
      <style:table-column-properties style:column-width="2.813cm"/>
    </style:style>
    <style:style style:name="Tabla1.C" style:family="table-column">
      <style:table-column-properties style:column-width="2.381cm"/>
    </style:style>
    <style:style style:name="Tabla1.D" style:family="table-column">
      <style:table-column-properties style:column-width="2.302cm"/>
    </style:style>
    <style:style style:name="Tabla1.E" style:family="table-column">
      <style:table-column-properties style:column-width="1.614cm"/>
    </style:style>
    <style:style style:name="Tabla1.F" style:family="table-column">
      <style:table-column-properties style:column-width="5.9cm"/>
    </style:style>
    <style:style style:name="Tabla1.1" style:family="table-row">
      <style:table-row-properties style:min-row-height="0.794cm" fo:background-color="transparent" fo:keep-together="auto">
        <style:background-image/>
      </style:table-row-properties>
    </style:style>
    <style:style style:name="Tabla1.A1" style:family="table-cell">
      <style:table-cell-properties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ee6ef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801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0.801cm" fo:keep-together="auto"/>
    </style:style>
    <style:style style:name="Tabla1.4" style:family="table-row">
      <style:table-row-properties style:min-row-height="0.801cm" fo:keep-together="auto"/>
    </style:style>
    <style:style style:name="Tabla1.5" style:family="table-row">
      <style:table-row-properties style:min-row-height="0.801cm" fo:keep-together="auto"/>
    </style:style>
    <style:style style:name="Tabla1.6" style:family="table-row">
      <style:table-row-properties style:min-row-height="0.801cm" fo:keep-together="auto"/>
    </style:style>
    <style:style style:name="P1" style:family="paragraph" style:parent-style-name="Standard">
      <style:text-properties style:font-name="Arial" officeooo:rsid="001a3ff2" officeooo:paragraph-rsid="001a3ff2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3ff2" officeooo:paragraph-rsid="001a3ff2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officeooo:rsid="002e2554" officeooo:paragraph-rsid="002e255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officeooo:rsid="001a3ff2" officeooo:paragraph-rsid="001a3ff2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8761ae" officeooo:paragraph-rsid="008b4001" style:font-weight-asian="bold" style:font-weight-complex="bold"/>
    </style:style>
    <style:style style:name="P6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3fde78" officeooo:paragraph-rsid="003fde78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.201cm" fo:margin-bottom="0.201cm" style:contextual-spacing="false" fo:line-height="150%" fo:text-align="justify" style:justify-single-word="false" fo:hyphenation-ladder-count="no-limit" fo:keep-with-next="auto"/>
      <style:text-properties style:font-name="Arial" officeooo:rsid="002855fe" officeooo:paragraph-rsid="004534c2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771831" officeooo:paragraph-rsid="00771831" fo:hyphenate="true" fo:hyphenation-remain-char-count="2" fo:hyphenation-push-char-count="2" loext:hyphenation-no-caps="false"/>
    </style:style>
    <style:style style:name="P9" style:family="paragraph" style:parent-style-name="Standard" style:master-page-name="">
      <style:paragraph-properties fo:margin-top="0.201cm" fo:margin-bottom="0.201cm" style:contextual-spacing="false" fo:line-height="150%" fo:text-align="justify" style:justify-single-word="false" fo:hyphenation-ladder-count="no-limit" style:page-number="auto" fo:keep-with-next="auto"/>
      <style:text-properties style:font-name="Arial" officeooo:rsid="00240a7f" officeooo:paragraph-rsid="00240a7f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style:font-name="Arial" style:text-underline-style="none" fo:font-weight="bold" officeooo:rsid="006728ad" officeooo:paragraph-rsid="0088702c" style:font-weight-asian="bold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style:text-underline-style="none" officeooo:rsid="007e534f" officeooo:paragraph-rsid="0080b0d0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2855fe" officeooo:paragraph-rsid="006123f5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.201cm" fo:margin-bottom="0.201cm" style:contextual-spacing="false" fo:line-height="150%" fo:text-align="justify" style:justify-single-word="false" fo:hyphenation-ladder-count="no-limit"/>
      <style:text-properties style:font-name="Arial" officeooo:rsid="003cebd4" officeooo:paragraph-rsid="0080b0d0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style:font-name="Arial" fo:font-weight="bold" officeooo:rsid="002855fe" officeooo:paragraph-rsid="00864c47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72f6c7" officeooo:paragraph-rsid="009df777" fo:hyphenate="tru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2.499cm" fo:margin-right="0cm" fo:margin-top="0.201cm" fo:margin-bottom="0.201cm" style:contextual-spacing="false" fo:line-height="150%" fo:text-align="end" style:justify-single-word="false" fo:text-indent="-2.499cm" style:auto-text-indent="false" style:page-number="auto" fo:background-color="transparent"/>
      <style:text-properties style:font-name="Arial" fo:font-weight="normal" officeooo:rsid="001e4070" officeooo:paragraph-rsid="002e255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Arial" officeooo:rsid="001a3ff2" officeooo:paragraph-rsid="0061fd01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hyphenation-ladder-count="no-limit" fo:text-indent="0cm" style:auto-text-indent="false" style:page-number="auto" fo:background-color="transparent" fo:keep-with-next="auto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Arial" officeooo:rsid="001a3ff2" officeooo:paragraph-rsid="0061fd01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71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71831" officeooo:paragraph-rsid="00771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544d" officeooo:paragraph-rsid="00785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cf53" officeooo:paragraph-rsid="0078c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cf53" officeooo:paragraph-rsid="007a5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a5034" officeooo:paragraph-rsid="007a5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14347" officeooo:paragraph-rsid="0071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14347" officeooo:paragraph-rsid="0078c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439ea8" officeooo:paragraph-rsid="00a9ce51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style:text-underline-style="none" officeooo:rsid="00439ea8" officeooo:paragraph-rsid="00a9ce51"/>
    </style:style>
    <style:style style:name="P32" style:family="paragraph" style:parent-style-name="Standard" style:list-style-name="L1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officeooo:paragraph-rsid="00ad8162" fo:hyphenate="true" fo:hyphenation-remain-char-count="2" fo:hyphenation-push-char-count="2" loext:hyphenation-no-caps="false"/>
    </style:style>
    <style:style style:name="P3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3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style:font-name="Arial" style:text-underline-style="none" officeooo:rsid="006728ad" officeooo:paragraph-rsid="006728ad" fo:hyphenate="true" fo:hyphenation-remain-char-count="2" fo:hyphenation-push-char-count="2" loext:hyphenation-no-caps="false"/>
    </style:style>
    <style:style style:name="P35" style:family="paragraph" style:parent-style-name="Standard" style:list-style-name="L2" style:master-page-name="">
      <loext:graphic-properties draw:fill="none"/>
      <style:paragraph-properties fo:margin-left="0.7cm" fo:margin-right="0cm" fo:margin-top="0.201cm" fo:margin-bottom="0.201cm" style:contextual-spacing="false" fo:line-height="150%" fo:text-align="justify" style:justify-single-word="false" fo:hyphenation-ladder-count="no-limit" fo:text-indent="-0.6cm" style:auto-text-indent="false" style:page-number="auto" fo:background-color="transparent"/>
      <style:text-properties style:font-name="Arial" officeooo:rsid="0072f6c7" officeooo:paragraph-rsid="009df777" fo:hyphenate="true" fo:hyphenation-remain-char-count="2" fo:hyphenation-push-char-count="2" loext:hyphenation-no-caps="false"/>
    </style:style>
    <style:style style:name="T1" style:family="text">
      <style:text-properties officeooo:rsid="001c58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843" style:font-weight-asian="bold" style:font-weight-complex="bold"/>
    </style:style>
    <style:style style:name="T4" style:family="text">
      <style:text-properties fo:font-weight="bold" officeooo:rsid="0020bcd2" style:font-weight-asian="bold" style:font-weight-complex="bold"/>
    </style:style>
    <style:style style:name="T5" style:family="text">
      <style:text-properties fo:font-weight="bold" officeooo:rsid="002e2554" style:font-weight-asian="bold" style:font-weight-complex="bold"/>
    </style:style>
    <style:style style:name="T6" style:family="text">
      <style:text-properties officeooo:rsid="0020bcd2"/>
    </style:style>
    <style:style style:name="T7" style:family="text">
      <style:text-properties officeooo:rsid="00221bd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536f8"/>
    </style:style>
    <style:style style:name="T10" style:family="text">
      <style:text-properties style:text-underline-style="none" officeooo:rsid="0025c577"/>
    </style:style>
    <style:style style:name="T11" style:family="text">
      <style:text-properties style:text-underline-style="none" officeooo:rsid="002855fe"/>
    </style:style>
    <style:style style:name="T12" style:family="text">
      <style:text-properties style:text-underline-style="none" officeooo:rsid="002b5695"/>
    </style:style>
    <style:style style:name="T13" style:family="text">
      <style:text-properties style:text-underline-style="none" officeooo:rsid="002c3e5f"/>
    </style:style>
    <style:style style:name="T14" style:family="text">
      <style:text-properties style:text-underline-style="none" officeooo:rsid="003e1cf6"/>
    </style:style>
    <style:style style:name="T15" style:family="text">
      <style:text-properties style:text-underline-style="none" officeooo:rsid="003e64ba"/>
    </style:style>
    <style:style style:name="T16" style:family="text">
      <style:text-properties style:text-underline-style="none" officeooo:rsid="003e7fb2"/>
    </style:style>
    <style:style style:name="T17" style:family="text">
      <style:text-properties style:text-underline-style="none" officeooo:rsid="003fb134"/>
    </style:style>
    <style:style style:name="T18" style:family="text">
      <style:text-properties style:text-underline-style="none" officeooo:rsid="0041503d"/>
    </style:style>
    <style:style style:name="T19" style:family="text">
      <style:text-properties style:text-underline-style="none" officeooo:rsid="004205a6"/>
    </style:style>
    <style:style style:name="T20" style:family="text">
      <style:text-properties style:text-underline-style="none" officeooo:rsid="00439ea8"/>
    </style:style>
    <style:style style:name="T21" style:family="text">
      <style:text-properties style:text-underline-style="none" officeooo:rsid="004482cc"/>
    </style:style>
    <style:style style:name="T22" style:family="text">
      <style:text-properties style:text-underline-style="none" officeooo:rsid="0044e2aa"/>
    </style:style>
    <style:style style:name="T23" style:family="text">
      <style:text-properties style:text-underline-style="none" officeooo:rsid="0045ad31"/>
    </style:style>
    <style:style style:name="T24" style:family="text">
      <style:text-properties style:text-underline-style="none" officeooo:rsid="0045cdf6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45cdf6" style:font-weight-asian="bold" style:font-weight-complex="bold"/>
    </style:style>
    <style:style style:name="T27" style:family="text">
      <style:text-properties style:text-underline-style="none" fo:font-weight="bold" officeooo:rsid="0045ad31" style:font-weight-asian="bold" style:font-weight-complex="bold"/>
    </style:style>
    <style:style style:name="T28" style:family="text">
      <style:text-properties style:text-underline-style="none" fo:font-weight="bold" officeooo:rsid="004a776a" style:font-weight-asian="bold" style:font-weight-complex="bold"/>
    </style:style>
    <style:style style:name="T29" style:family="text">
      <style:text-properties style:text-underline-style="none" fo:font-weight="bold" officeooo:rsid="005312f6" style:font-weight-asian="bold" style:font-weight-complex="bold"/>
    </style:style>
    <style:style style:name="T30" style:family="text">
      <style:text-properties style:text-underline-style="none" fo:font-weight="bold" officeooo:rsid="0025c577" style:font-weight-asian="bold" style:font-weight-complex="bold"/>
    </style:style>
    <style:style style:name="T31" style:family="text">
      <style:text-properties style:text-underline-style="none" officeooo:rsid="0047be88"/>
    </style:style>
    <style:style style:name="T32" style:family="text">
      <style:text-properties style:text-underline-style="none" officeooo:rsid="004a776a"/>
    </style:style>
    <style:style style:name="T33" style:family="text">
      <style:text-properties style:text-underline-style="none" officeooo:rsid="004ac553"/>
    </style:style>
    <style:style style:name="T34" style:family="text">
      <style:text-properties style:text-underline-style="none" officeooo:rsid="004b505e"/>
    </style:style>
    <style:style style:name="T35" style:family="text">
      <style:text-properties style:text-underline-style="none" officeooo:rsid="005d9779"/>
    </style:style>
    <style:style style:name="T36" style:family="text">
      <style:text-properties style:text-underline-style="none" officeooo:rsid="0062dc17"/>
    </style:style>
    <style:style style:name="T37" style:family="text">
      <style:text-properties style:text-underline-style="none" officeooo:rsid="00642eea"/>
    </style:style>
    <style:style style:name="T38" style:family="text">
      <style:text-properties style:text-underline-style="none" officeooo:rsid="00643f5e"/>
    </style:style>
    <style:style style:name="T39" style:family="text">
      <style:text-properties style:text-underline-style="none" officeooo:rsid="0073de5d"/>
    </style:style>
    <style:style style:name="T40" style:family="text">
      <style:text-properties style:text-underline-style="none" officeooo:rsid="0073fe28"/>
    </style:style>
    <style:style style:name="T41" style:family="text">
      <style:text-properties style:text-underline-style="none" officeooo:rsid="007e534f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7e534f" style:font-weight-asian="normal" style:font-weight-complex="normal"/>
    </style:style>
    <style:style style:name="T44" style:family="text">
      <style:text-properties style:text-underline-style="none" fo:font-weight="normal" officeooo:rsid="007f4cb0" style:font-weight-asian="normal" style:font-weight-complex="normal"/>
    </style:style>
    <style:style style:name="T45" style:family="text">
      <style:text-properties style:text-underline-style="none" fo:font-weight="normal" officeooo:rsid="0080b0d0" style:font-weight-asian="normal" style:font-weight-complex="normal"/>
    </style:style>
    <style:style style:name="T46" style:family="text">
      <style:text-properties style:text-underline-style="none" fo:font-weight="normal" officeooo:rsid="00510d68" style:font-weight-asian="normal" style:font-weight-complex="normal"/>
    </style:style>
    <style:style style:name="T47" style:family="text">
      <style:text-properties style:text-underline-style="none" fo:font-weight="normal" officeooo:rsid="008761ae" style:font-weight-asian="normal" style:font-weight-complex="normal"/>
    </style:style>
    <style:style style:name="T48" style:family="text">
      <style:text-properties style:text-underline-style="none" fo:font-weight="normal" officeooo:rsid="009b7b80" style:font-weight-asian="normal" style:font-weight-complex="normal"/>
    </style:style>
    <style:style style:name="T49" style:family="text">
      <style:text-properties style:text-underline-style="none" fo:font-weight="normal" officeooo:rsid="009d7cd8" style:font-weight-asian="normal" style:font-weight-complex="normal"/>
    </style:style>
    <style:style style:name="T50" style:family="text">
      <style:text-properties style:text-underline-style="none" fo:font-weight="normal" officeooo:rsid="00a4e537" style:font-weight-asian="normal" style:font-weight-complex="normal"/>
    </style:style>
    <style:style style:name="T51" style:family="text">
      <style:text-properties style:text-underline-style="none" fo:font-weight="normal" officeooo:rsid="00a6adc2" style:font-weight-asian="normal" style:font-weight-complex="normal"/>
    </style:style>
    <style:style style:name="T52" style:family="text">
      <style:text-properties style:text-underline-style="none" fo:font-weight="normal" officeooo:rsid="00a76287" style:font-weight-asian="normal" style:font-weight-complex="normal"/>
    </style:style>
    <style:style style:name="T53" style:family="text">
      <style:text-properties style:text-underline-style="none" fo:font-weight="normal" officeooo:rsid="00a7fb25" style:font-weight-asian="normal" style:font-weight-complex="normal"/>
    </style:style>
    <style:style style:name="T54" style:family="text">
      <style:text-properties style:text-underline-style="none" fo:font-weight="normal" officeooo:rsid="00b053ff" style:font-weight-asian="normal" style:font-weight-complex="normal"/>
    </style:style>
    <style:style style:name="T55" style:family="text">
      <style:text-properties style:text-underline-style="none" officeooo:rsid="007f4cb0"/>
    </style:style>
    <style:style style:name="T56" style:family="text">
      <style:text-properties style:text-underline-style="none" officeooo:rsid="008229e6"/>
    </style:style>
    <style:style style:name="T57" style:family="text">
      <style:text-properties style:text-underline-style="none" officeooo:rsid="0085b8df"/>
    </style:style>
    <style:style style:name="T58" style:family="text">
      <style:text-properties style:text-underline-style="none" officeooo:rsid="004d8f75"/>
    </style:style>
    <style:style style:name="T59" style:family="text">
      <style:text-properties style:text-underline-style="none" officeooo:rsid="00510d68"/>
    </style:style>
    <style:style style:name="T60" style:family="text">
      <style:text-properties style:text-underline-style="none" officeooo:rsid="00864c47"/>
    </style:style>
    <style:style style:name="T61" style:family="text">
      <style:text-properties style:text-underline-style="none" officeooo:rsid="008efa2f"/>
    </style:style>
    <style:style style:name="T62" style:family="text">
      <style:text-properties style:text-underline-style="none" officeooo:rsid="0097a7a3"/>
    </style:style>
    <style:style style:name="T63" style:family="text">
      <style:text-properties style:text-underline-style="none" officeooo:rsid="009b7b80"/>
    </style:style>
    <style:style style:name="T64" style:family="text">
      <style:text-properties style:text-underline-style="none" officeooo:rsid="009ca41f"/>
    </style:style>
    <style:style style:name="T65" style:family="text">
      <style:text-properties style:text-underline-style="none" officeooo:rsid="009ce17f"/>
    </style:style>
    <style:style style:name="T66" style:family="text">
      <style:text-properties style:text-underline-style="none" officeooo:rsid="009d7cd8"/>
    </style:style>
    <style:style style:name="T67" style:family="text">
      <style:text-properties style:text-underline-style="none" officeooo:rsid="009df777"/>
    </style:style>
    <style:style style:name="T68" style:family="text">
      <style:text-properties style:text-underline-style="none" officeooo:rsid="009f75f8"/>
    </style:style>
    <style:style style:name="T69" style:family="text">
      <style:text-properties style:text-underline-style="none" officeooo:rsid="00a061ca"/>
    </style:style>
    <style:style style:name="T70" style:family="text">
      <style:text-properties style:text-underline-style="none" officeooo:rsid="00a0f415"/>
    </style:style>
    <style:style style:name="T71" style:family="text">
      <style:text-properties style:text-underline-style="none" officeooo:rsid="00a9ce51"/>
    </style:style>
    <style:style style:name="T72" style:family="text">
      <style:text-properties officeooo:rsid="00251a5d"/>
    </style:style>
    <style:style style:name="T73" style:family="text">
      <style:text-properties officeooo:rsid="002536f8"/>
    </style:style>
    <style:style style:name="T74" style:family="text">
      <style:text-properties officeooo:rsid="002978c2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officeooo:rsid="0045cdf6"/>
    </style:style>
    <style:style style:name="T77" style:family="text">
      <style:text-properties fo:font-style="italic" style:text-underline-style="none" style:font-style-asian="italic" style:font-style-complex="italic"/>
    </style:style>
    <style:style style:name="T78" style:family="text">
      <style:text-properties fo:font-style="italic" style:text-underline-style="none" officeooo:rsid="002978c2" style:font-style-asian="italic" style:font-style-complex="italic"/>
    </style:style>
    <style:style style:name="T79" style:family="text">
      <style:text-properties fo:font-style="italic" style:text-underline-style="none" officeooo:rsid="001c5843" style:font-style-asian="italic" style:font-style-complex="italic"/>
    </style:style>
    <style:style style:name="T80" style:family="text">
      <style:text-properties officeooo:rsid="002e2554"/>
    </style:style>
    <style:style style:name="T81" style:family="text">
      <style:text-properties fo:font-weight="normal" officeooo:rsid="002e2554" style:font-weight-asian="normal" style:font-weight-complex="normal"/>
    </style:style>
    <style:style style:name="T82" style:family="text">
      <style:text-properties fo:font-weight="normal" officeooo:rsid="00593324" style:font-weight-asian="normal" style:font-weight-complex="normal"/>
    </style:style>
    <style:style style:name="T83" style:family="text">
      <style:text-properties fo:font-weight="normal" officeooo:rsid="008761ae" style:font-weight-asian="normal" style:font-weight-complex="normal"/>
    </style:style>
    <style:style style:name="T84" style:family="text">
      <style:text-properties fo:font-weight="normal" officeooo:rsid="0088702c" style:font-weight-asian="normal" style:font-weight-complex="normal"/>
    </style:style>
    <style:style style:name="T85" style:family="text">
      <style:text-properties officeooo:rsid="002fdf18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officeooo:rsid="0033b187"/>
    </style:style>
    <style:style style:name="T88" style:family="text">
      <style:text-properties officeooo:rsid="003580b3"/>
    </style:style>
    <style:style style:name="T89" style:family="text">
      <style:text-properties officeooo:rsid="00389795"/>
    </style:style>
    <style:style style:name="T90" style:family="text">
      <style:text-properties officeooo:rsid="00593324"/>
    </style:style>
    <style:style style:name="T91" style:family="text">
      <style:text-properties officeooo:rsid="005a6706"/>
    </style:style>
    <style:style style:name="T92" style:family="text">
      <style:text-properties style:font-name="Arial" style:text-underline-style="none" officeooo:rsid="00540f8b"/>
    </style:style>
    <style:style style:name="T93" style:family="text">
      <style:text-properties style:font-name="Arial" style:text-underline-style="none" officeooo:rsid="002855fe"/>
    </style:style>
    <style:style style:name="T94" style:family="text">
      <style:text-properties style:font-name="Arial" style:text-underline-style="none" officeooo:rsid="003710aa"/>
    </style:style>
    <style:style style:name="T95" style:family="text">
      <style:text-properties style:font-name="Arial" style:text-underline-style="none" officeooo:rsid="00389795"/>
    </style:style>
    <style:style style:name="T96" style:family="text">
      <style:text-properties style:font-name="Arial" style:text-underline-style="none" officeooo:rsid="004a8fa4"/>
    </style:style>
    <style:style style:name="T97" style:family="text">
      <style:text-properties style:font-name="Arial" style:text-underline-style="none" officeooo:rsid="0038a440"/>
    </style:style>
    <style:style style:name="T98" style:family="text">
      <style:text-properties style:font-name="Arial" style:text-underline-style="none" officeooo:rsid="003a5dd0"/>
    </style:style>
    <style:style style:name="T99" style:family="text">
      <style:text-properties style:font-name="Arial" style:text-underline-style="none" officeooo:rsid="003b4ff4"/>
    </style:style>
    <style:style style:name="T100" style:family="text">
      <style:text-properties style:font-name="Arial" style:text-underline-style="none" officeooo:rsid="004d8f75"/>
    </style:style>
    <style:style style:name="T101" style:family="text">
      <style:text-properties style:font-name="Arial" style:text-underline-style="none" officeooo:rsid="00510d68"/>
    </style:style>
    <style:style style:name="T102" style:family="text">
      <style:text-properties style:font-name="Arial" style:text-underline-style="none" officeooo:rsid="004f607d"/>
    </style:style>
    <style:style style:name="T103" style:family="text">
      <style:text-properties style:font-name="Arial" style:text-underline-style="none" officeooo:rsid="005d9779"/>
    </style:style>
    <style:style style:name="T104" style:family="text">
      <style:text-properties style:font-name="Arial" style:text-underline-style="none" officeooo:rsid="005e2ea2"/>
    </style:style>
    <style:style style:name="T105" style:family="text">
      <style:text-properties style:font-name="Arial" style:text-underline-style="none" officeooo:rsid="00771831"/>
    </style:style>
    <style:style style:name="T106" style:family="text">
      <style:text-properties style:font-name="Arial" style:text-underline-style="none" officeooo:rsid="009bd24f"/>
    </style:style>
    <style:style style:name="T107" style:family="text">
      <style:text-properties officeooo:rsid="005bf2c6"/>
    </style:style>
    <style:style style:name="T108" style:family="text">
      <style:text-properties officeooo:rsid="005c2a03"/>
    </style:style>
    <style:style style:name="T109" style:family="text">
      <style:text-properties officeooo:rsid="0071fdd8"/>
    </style:style>
    <style:style style:name="T110" style:family="text">
      <style:text-properties officeooo:rsid="0078544d"/>
    </style:style>
    <style:style style:name="T111" style:family="text">
      <style:text-properties officeooo:rsid="0078cf53"/>
    </style:style>
    <style:style style:name="T112" style:family="text">
      <style:text-properties officeooo:rsid="008761ae"/>
    </style:style>
    <style:style style:name="T113" style:family="text">
      <style:text-properties officeooo:rsid="00891694"/>
    </style:style>
    <style:style style:name="T114" style:family="text">
      <style:text-properties officeooo:rsid="001a3ff2"/>
    </style:style>
    <style:style style:name="T115" style:family="text">
      <style:text-properties officeooo:rsid="009ca41f"/>
    </style:style>
    <style:style style:name="T116" style:family="text">
      <style:text-properties officeooo:rsid="009ce17f"/>
    </style:style>
    <style:style style:name="T117" style:family="text">
      <style:text-properties officeooo:rsid="00a9360c"/>
    </style:style>
    <style:style style:name="T118" style:family="text">
      <style:text-properties officeooo:rsid="008a097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FATURA DE POLICÍA DE MONTEVIDEO</text:p>
      <text:p text:style-name="P3">JEFATURA DE ZONA OPERACIONAL V</text:p>
      <text:p text:style-name="P4"/>
      <text:p text:style-name="P2"><text:span text:style-name="T86">INFORME TÉCNICO</text:span> </text:p>
      <text:p text:style-name="P1"/>
      <text:p text:style-name="P16"><text:span text:style-name="T6">Montevideo, </text:span><text:span text:style-name="T115">1°</text:span> de <text:span text:style-name="T115">Dici</text:span><text:span text:style-name="T113">embre</text:span> de 202<text:span text:style-name="T80">1</text:span></text:p>
      <text:p text:style-name="P19">Señor Jefe de Jefatura de Zona Operacional V<text:line-break/>Comisario General Marcelo <text:span text:style-name="T2">SUÁREZ</text:span></text:p>
      <text:p text:style-name="P17"><text:span text:style-name="T82"><text:tab/>Q</text:span><text:span text:style-name="T81">uien suscribe</text:span><text:span text:style-name="T5"> </text:span>Comisario (PT)(C/P) A/S Gustavo Rodríguez Russi, <text:span text:style-name="T85">me dirijo a usted dando</text:span><text:span text:style-name="T74"> </text:span><text:span text:style-name="T6">cumplimiento </text:span><text:span text:style-name="T91">al manda</text:span><text:span text:style-name="T107">t</text:span><text:span text:style-name="T91">o</text:span><text:span text:style-name="T6"> verbal impartid</text:span><text:span text:style-name="T91">o </text:span><text:span text:style-name="T6">por el Señor 2° Jefe de </text:span><text:span text:style-name="T89">esta </text:span><text:span text:style-name="T6">JZO, Comisario Mayor Robert </text:span><text:span text:style-name="T4">CORREA PAZ</text:span><text:span text:style-name="T6"> <text:s/>el día 24 de noviembre de los corrientes, en referencia a </text:span><text:span text:style-name="T74">verificar en forma presencial </text:span><text:span text:style-name="T7"><text:s/></text:span><text:span text:style-name="T74">el </text:span><text:span text:style-name="T6"><text:s/></text:span><text:span text:style-name="T78">e</text:span><text:span text:style-name="T77">stado</text:span><text:span text:style-name="T79"> de </text:span><text:span text:style-name="T78">s</text:span><text:span text:style-name="T79">ituación </text:span><text:span text:style-name="T1">del equipamiento informático </text:span><text:span text:style-name="T90">y </text:span><text:span text:style-name="T74">su conectividad a la red Ministerial </text:span><text:span text:style-name="T91">en el local que ocupar el</text:span><text:span text:style-name="T74"> </text:span><text:span text:style-name="T3">Cuerpo de Seguridad Judicial </text:span><text:span text:style-name="T73">(en adelante CSJ),</text:span><text:span text:style-name="T6"> cito en Bartolomé Mitre 1265, </text:span><text:span text:style-name="T7">5° </text:span><text:span text:style-name="T115">piso</text:span><text:span text:style-name="T7">. <text:s/></text:span><text:span text:style-name="T107">Con el objetivo </text:span><text:span text:style-name="T115">de </text:span><text:span text:style-name="T107">obtener </text:span><text:span text:style-name="T108">asesoramiento de parte del suscrito, </text:span><text:span text:style-name="T116">de las</text:span><text:span text:style-name="T87"> posibles medidas a implementar </text:span><text:span text:style-name="T107">ante</text:span><text:span text:style-name="T74"> </text:span><text:span text:style-name="T72">frecuentes reportes de inconvenientes en el uso diario por parte de </text:span><text:span text:style-name="T74">dicha dependencia , </text:span><text:span text:style-name="T85">le informo </text:span><text:span text:style-name="T88">que:</text:span></text:p>
      <text:p text:style-name="P9"><text:span text:style-name="T8"><text:tab/>El día 25 de noviembre en horario de la mañana concurrí a la </text:span><text:span text:style-name="T9">c</text:span><text:span text:style-name="T8">itada dependencia, </text:span><text:span text:style-name="T12">e</text:span><text:span text:style-name="T10">ntrevistándome</text:span><text:span text:style-name="T9"> con la señora </text:span><text:span text:style-name="T10">Comisario </text:span><text:span text:style-name="T35">Verónica</text:span><text:span text:style-name="T9"> </text:span><text:span text:style-name="T29">BURLON</text:span><text:span text:style-name="T9"> (Jefa de CSJ) </text:span><text:span text:style-name="T10">y Oficial Ayudante Leslie </text:span><text:span text:style-name="T30">PÉREZ</text:span><text:span text:style-name="T10"> encargada de la oficina Interna</text:span><text:span text:style-name="T11">t</text:span><text:span text:style-name="T10">o</text:span><text:span text:style-name="T12">.</text:span></text:p>
      <text:p text:style-name="P18"><text:span text:style-name="T92"><text:tab/>Según </text:span><text:span text:style-name="T93">manifestaron, </text:span><text:span text:style-name="T105">en </text:span><text:span text:style-name="T93">el trabajo diario con los sistemas de uso policial se </text:span><text:span text:style-name="T103">presentan en</text:span><text:span text:style-name="T94"> forma </text:span><text:span text:style-name="T103">frecuente </text:span><text:span text:style-name="T104">inconvenientes</text:span><text:span text:style-name="T103"> en</text:span><text:span text:style-name="T92"> todos</text:span><text:span text:style-name="T93"> los </text:span><text:span text:style-name="T103">equipos</text:span><text:span text:style-name="T93"> PC por diferentes causas tales como: </text:span></text:p>
      <text:list xml:id="list1789603508" text:style-name="L1">
        <text:list-item>
          <text:p text:style-name="P32"><text:span text:style-name="T95">Imposibilidad de</text:span><text:span text:style-name="T93"> firma</text:span><text:span text:style-name="T95">r</text:span><text:span text:style-name="T93"> expedientes </text:span><text:span text:style-name="T95">APIA.</text:span></text:p>
        </text:list-item>
        <text:list-item>
          <text:p text:style-name="P32"><text:span text:style-name="T93">“</text:span><text:span text:style-name="T96">Cuelgues” repentinos.</text:span></text:p>
        </text:list-item>
        <text:list-item>
          <text:p text:style-name="P33"><text:span text:style-name="T97">F</text:span><text:span text:style-name="T98">alta de conectividad entre la PC que oficia de servidor de archivos centralizado denominados repositorio </text:span><text:span text:style-name="T99">y el resto de los equipos.</text:span></text:p>
        </text:list-item>
        <text:list-item>
          <text:p text:style-name="P33"><text:span text:style-name="T100">El dispositivo </text:span><text:span text:style-name="T101">de control de acceso</text:span><text:span text:style-name="T100"> biom</text:span><text:span text:style-name="T101">é</text:span><text:span text:style-name="T100">trico para el registro de </text:span><text:span text:style-name="T102">la huella <text:s/></text:span><text:span text:style-name="T106">de</text:span><text:span text:style-name="T100"> entrada y salida del personal carece de conectividad con Control de Asistencias, teniendo este ultimo que concurrir en forma presencial a descargar las marcas.</text:span></text:p>
        </text:list-item>
        <text:list-item>
          <text:p text:style-name="P34"><text:soft-page-break/>Escáner de impresora multifunción imprime documentos con una marca (“raya”) al centro de la hoja.</text:p>
        </text:list-item>
      </text:list>
      <text:p text:style-name="P8"><text:span text:style-name="T8"><text:tab/>Estos inconvenientes los </text:span><text:span text:style-name="T65">vendrían</text:span><text:span text:style-name="T8"> experimentando desde hace varios mese</text:span><text:span text:style-name="T61">s</text:span><text:span text:style-name="T8"> sin saber especificar una fecha en concreto.</text:span></text:p>
      <text:p text:style-name="P12"><text:span text:style-name="T36"><text:tab/>Realice un chequeo visual del</text:span><text:span text:style-name="T8"> equipamiento </text:span><text:span text:style-name="T13">actual que tiene destinado </text:span><text:span text:style-name="T37">dicha dependencia,</text:span><text:span text:style-name="T13"> </text:span><text:span text:style-name="T37">lo cual </text:span><text:span text:style-name="T65">se detalla</text:span><text:span text:style-name="T37"> a</text:span><text:span text:style-name="T36"> </text:span><text:span text:style-name="T8">continuación </text:span><text:span text:style-name="T38">en función de </text:span><text:span text:style-name="T37">sus</text:span><text:span text:style-name="T36"> características</text:span><text:span text:style-name="T8">: </text:span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9"/>
          </table:table-cell>
          <table:table-cell table:style-name="Tabla1.B1" office:value-type="string">
            <text:p text:style-name="P29">TIPO</text:p>
          </table:table-cell>
          <table:table-cell table:style-name="Tabla1.B1" office:value-type="string">
            <text:p text:style-name="P29">MARCA</text:p>
          </table:table-cell>
          <table:table-cell table:style-name="Tabla1.B1" office:value-type="string">
            <text:p text:style-name="P29">CPU</text:p>
          </table:table-cell>
          <table:table-cell table:style-name="Tabla1.B1" office:value-type="string">
            <text:p text:style-name="P29">RAM</text:p>
          </table:table-cell>
          <table:table-cell table:style-name="Tabla1.F1" office:value-type="string">
            <text:p text:style-name="P29">OBS</text:p>
          </table:table-cell>
        </table:table-row>
        <table:table-row table:style-name="Tabla1.2"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2">PC</text:p>
          </table:table-cell>
          <table:table-cell table:style-name="Tabla1.A2" office:value-type="string">
            <text:p text:style-name="P23">DELL</text:p>
          </table:table-cell>
          <table:table-cell table:style-name="Tabla1.A2" office:value-type="string">
            <text:p text:style-name="P23">CORE i3</text:p>
          </table:table-cell>
          <table:table-cell table:style-name="Tabla1.A2" office:value-type="string">
            <text:p text:style-name="P23">4 GB</text:p>
          </table:table-cell>
          <table:table-cell table:style-name="Tabla1.F2" office:value-type="string">
            <text:p text:style-name="P23">Oficina de la Jefa</text:p>
          </table:table-cell>
        </table:table-row>
        <table:table-row table:style-name="Tabla1.3"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2"><text:span text:style-name="T110">Mini-</text:span>PC</text:p>
          </table:table-cell>
          <table:table-cell table:style-name="Tabla1.A2" office:value-type="string">
            <text:p text:style-name="P23">HP</text:p>
          </table:table-cell>
          <table:table-cell table:style-name="Tabla1.A2" office:value-type="string">
            <text:p text:style-name="P23">CORE i3</text:p>
          </table:table-cell>
          <table:table-cell table:style-name="Tabla1.A2" office:value-type="string">
            <text:p text:style-name="P23">4 GB</text:p>
          </table:table-cell>
          <table:table-cell table:style-name="Tabla1.F2" office:value-type="string">
            <text:p text:style-name="P23">En mantenimiento en Área TIC</text:p>
          </table:table-cell>
        </table:table-row>
        <table:table-row table:style-name="Tabla1.4"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2">PC</text:p>
          </table:table-cell>
          <table:table-cell table:style-name="Tabla1.A2" office:value-type="string">
            <text:p text:style-name="P24">STEP</text:p>
          </table:table-cell>
          <table:table-cell table:style-name="Tabla1.A2" office:value-type="string">
            <text:p text:style-name="P24">DUAL CORE</text:p>
          </table:table-cell>
          <table:table-cell table:style-name="Tabla1.A2" office:value-type="string">
            <text:p text:style-name="P24">2 GB</text:p>
          </table:table-cell>
          <table:table-cell table:style-name="Tabla1.F2" office:value-type="string">
            <text:p text:style-name="P24">Of Internato</text:p>
          </table:table-cell>
        </table:table-row>
        <table:table-row table:style-name="Tabla1.5"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2">PC</text:p>
          </table:table-cell>
          <table:table-cell table:style-name="Tabla1.A2" office:value-type="string">
            <text:p text:style-name="P26">CLON</text:p>
          </table:table-cell>
          <table:table-cell table:style-name="Tabla1.A2" office:value-type="string">
            <text:p text:style-name="P25">DUAL CORE</text:p>
          </table:table-cell>
          <table:table-cell table:style-name="Tabla1.A2" office:value-type="string">
            <text:p text:style-name="P25">2 GB</text:p>
          </table:table-cell>
          <table:table-cell table:style-name="Tabla1.F2" office:value-type="string">
            <text:p text:style-name="P24">Of Internato</text:p>
          </table:table-cell>
        </table:table-row>
        <table:table-row table:style-name="Tabla1.6">
          <table:table-cell table:style-name="Tabla1.A2" office:value-type="string">
            <text:p text:style-name="P27">1</text:p>
          </table:table-cell>
          <table:table-cell table:style-name="Tabla1.A2" office:value-type="string">
            <text:p text:style-name="P27">I<text:span text:style-name="T109">mpresora </text:span><text:span text:style-name="T111">multifunción</text:span></text:p>
          </table:table-cell>
          <table:table-cell table:style-name="Tabla1.A2" office:value-type="string">
            <text:p text:style-name="P27">SAMSUNG</text:p>
          </table:table-cell>
          <table:table-cell table:style-name="Tabla1.A2" office:value-type="string">
            <text:p text:style-name="P21">------</text:p>
          </table:table-cell>
          <table:table-cell table:style-name="Tabla1.A2" office:value-type="string">
            <text:p text:style-name="P20">------</text:p>
          </table:table-cell>
          <table:table-cell table:style-name="Tabla1.F2" office:value-type="string">
            <text:p text:style-name="P28"><text:span text:style-name="T111">Of Internato</text:span> </text:p>
          </table:table-cell>
        </table:table-row>
      </table:table>
      <text:p text:style-name="P11"/>
      <text:p text:style-name="P15"><text:span text:style-name="T41"><text:tab/>Con respecto a la red </text:span><text:span text:style-name="T66">interna</text:span><text:span text:style-name="T41"> </text:span><text:span text:style-name="T43">i</text:span><text:span text:style-name="T42">mplementada, </text:span><text:span text:style-name="T43">debido a que el local que ocupa el CSJ pertenece a Poder Judicial y solo estos últimos pueden realizar cambios en la estructura del edificio, </text:span><text:span text:style-name="T48">por </text:span><text:span text:style-name="T44">lo cual ent</text:span><text:span text:style-name="T49">iendo, que</text:span><text:span text:style-name="T44"> la única forma de tener conectividad </text:span><text:span text:style-name="T45">es mediante el uso </text:span><text:span text:style-name="T8">de un dispositivo APN, el que se comunica con la red ministerial (Intranet) en forma inalámbrica.</text:span></text:p>
      <text:p text:style-name="P15"><text:span text:style-name="T39">Este tipo de implementaciones </text:span><text:span text:style-name="T55">presentan algunas desventajas ante las tradicionales, como por ejemplo:</text:span></text:p>
      <text:list xml:id="list2385305693" text:style-name="L2">
        <text:list-header>
          <text:p text:style-name="P35"><text:span text:style-name="T67">- N</text:span><text:span text:style-name="T39">o permiten </text:span><text:span text:style-name="T40">administración remota, </text:span><text:span text:style-name="T63">lo que obliga a que t</text:span><text:span text:style-name="T40">odo tipo de incidencia que se reporte</text:span><text:span text:style-name="T68">n se</text:span><text:span text:style-name="T40"> debe concurrir en forma presencial para resolverlas.<text:line-break/>- </text:span><text:span text:style-name="T67">E</text:span><text:span text:style-name="T55">l ancho de banda interno </text:span><text:span text:style-name="T67">esta limitado</text:span><text:span text:style-name="T55"> a cierta cantidad de dispositivos conectados.</text:span></text:p>
        </text:list-header>
      </text:list>
      <text:p text:style-name="P13"><text:span text:style-name="T25">RECOMENDACIONES<text:line-break/></text:span><text:span text:style-name="T14">Si bien el </text:span><text:span text:style-name="T8">suscrito no tiene a cargo <text:s/>la administración de ningún equip</text:span><text:span text:style-name="T31">o</text:span><text:span text:style-name="T8"> </text:span><text:span text:style-name="T15">informático</text:span><text:span text:style-name="T8"> de</text:span><text:span text:style-name="T34">stinado a</text:span><text:span text:style-name="T8"> esta JZO,</text:span><text:span text:style-name="T17"> puede </text:span><text:span text:style-name="T69">que</text:span><text:span text:style-name="T17"> exist</text:span><text:span text:style-name="T69">an</text:span><text:span text:style-name="T17"> detalles que</text:span><text:span text:style-name="T16"> </text:span><text:span text:style-name="T17">des</text:span><text:span text:style-name="T16">conozco, </text:span><text:span text:style-name="T56">no obstante,</text:span><text:span text:style-name="T17"> </text:span><text:soft-page-break/><text:span text:style-name="T16">en</text:span><text:span text:style-name="T8"> mi calidad de profesional </text:span><text:span text:style-name="T71">en el área</text:span><text:span text:style-name="T8"> las tecnologías de la información y comunicación </text:span><text:span text:style-name="T33">como Analista de Sistemas</text:span><text:span text:style-name="T8"> con más de 15 años de experiencia </text:span><text:span text:style-name="T33">y</text:span><text:span text:style-name="T8"> </text:span><text:span text:style-name="T18">en virtud de la situación actual observada en CSJ,</text:span><text:span text:style-name="T16"> </text:span><text:span text:style-name="T17">con el fin de dar </text:span><text:span text:style-name="T8">cumpliendo con lo ordenado,</text:span><text:span text:style-name="T18"> </text:span><text:span text:style-name="T64">recomiendo</text:span><text:span text:style-name="T8">,</text:span><text:span text:style-name="T16"> para mejorar y/</text:span><text:span text:style-name="T18">o</text:span><text:span text:style-name="T16"> </text:span><text:span text:style-name="T17">tratar de</text:span><text:span text:style-name="T16"> evitar </text:span><text:span text:style-name="T17">que </text:span><text:span text:style-name="T16">los inconvenientes antes mencionados </text:span><text:span text:style-name="T17">continúen sucediendo, </text:span><text:span text:style-name="T16">implementar l</text:span><text:span text:style-name="T18">a</text:span><text:span text:style-name="T16">s </text:span><text:span text:style-name="T8">siguiente</text:span><text:span text:style-name="T16">s </text:span><text:span text:style-name="T18">acciones</text:span><text:span text:style-name="T8">:</text:span></text:p>
      <text:p text:style-name="P6"><text:span text:style-name="T26">E</text:span><text:span text:style-name="T27">quipamiento PC</text:span><text:span text:style-name="T23"><text:line-break/></text:span><text:span text:style-name="T24">S</text:span><text:span text:style-name="T23">olicitar el</text:span><text:span text:style-name="T18"> r</text:span><text:span text:style-name="T8">ecambio de 2 </text:span><text:span text:style-name="T32">PC</text:span><text:span text:style-name="T23"> (</text:span><text:span text:style-name="T32">Contralor patrimonial </text:span><text:span text:style-name="T28">510044</text:span><text:span text:style-name="T32"> y </text:span><text:span text:style-name="T28">429077</text:span><text:span text:style-name="T23">),</text:span><text:span text:style-name="T8"> que </text:span><text:span text:style-name="T70">considero</text:span><text:span text:style-name="T8"> </text:span><text:span text:style-name="T76">se encuentran</text:span><text:span text:style-name="T75"> obsoletas</text:span><text:span text:style-name="T8">, debido a </text:span><text:span text:style-name="T18">que </text:span><text:span text:style-name="T8">los sistemas de </text:span><text:span text:style-name="T23">uso Policial actuales</text:span><text:span text:style-name="T8"> requieren mas recursos de </text:span><text:span text:style-name="T57">CPU</text:span><text:span text:style-name="T8"> y memoria RAM para funcionar adecuadamente que las que </text:span><text:span text:style-name="T70">poseen las mismas</text:span><text:span text:style-name="T8">.</text:span></text:p>
      <text:p text:style-name="P7"><text:span text:style-name="T26">“Repositorios”</text:span><text:span text:style-name="T24"><text:line-break/></text:span><text:span text:style-name="T19">La presencia, </text:span><text:span text:style-name="T22">en el lugar</text:span><text:span text:style-name="T19"> de un técnico capacitado, de quien tenga a cargo la administración de los equipos para que realice la configuración adecuada </text:span><text:span text:style-name="T20">del</text:span><text:span text:style-name="T19"> </text:span><text:span text:style-name="T62">protocolo</text:span><text:span text:style-name="T19"> SMB </text:span><text:span text:style-name="T20">para que los denominados Repositorios funcione</text:span><text:span text:style-name="T21">n en forma permanente</text:span><text:span text:style-name="T20"> en esa red.</text:span></text:p>
      <text:p text:style-name="P14"><text:span text:style-name="T60">D</text:span><text:span text:style-name="T58">ispositivo </text:span><text:span text:style-name="T59">de control de acceso</text:span><text:span text:style-name="T46"><text:line-break/></text:span><text:span text:style-name="T50">Técnico presencial para verificar conectividad entre el Router y el dispositivo de control de acceso. <text:s/></text:span><text:span text:style-name="T47">Configuración adecuada por parte de los administradores de los mismos, </text:span><text:span text:style-name="T51">verifica</text:span><text:span text:style-name="T54">r</text:span><text:span text:style-name="T51"> la direcci</text:span><text:span text:style-name="T53">o</text:span><text:span text:style-name="T51">n</text:span><text:span text:style-name="T52">es</text:span><text:span text:style-name="T51"> IP que debe asignarse, </text:span><text:span text:style-name="T52">tanto en el “reloj” </text:span><text:span text:style-name="T53">como</text:span><text:span text:style-name="T51"> en </text:span><text:span text:style-name="T53">el </text:span><text:span text:style-name="T51">software </text:span><text:span text:style-name="T54">que usa</text:span><text:span text:style-name="T51"> control de asistencias. </text:span><text:span text:style-name="T53">En mi experiencia, recuerdo que a</text:span><text:span text:style-name="T51">mbas direcciones son diferentes debido al tipo de red presente en el CSJ.</text:span></text:p>
      <text:p text:style-name="P10"><text:span text:style-name="T112">Escáner de impresora</text:span><text:span text:style-name="T83"><text:line-break/></text:span><text:span text:style-name="T84">Solicitar service al Área TIC.</text:span></text:p>
      <text:p text:style-name="P5">Red interna</text:p>
      <text:p text:style-name="P30">Verificar por parte del administrador el ancho de banda de “bajada y subida” que presenta la red interna hacia la intranet y evaluar si la cantidad de dispositivos conectados son los adecuados para el tipo de <text:span text:style-name="T117">R</text:span>outer instalado.</text:p>
      <text:p text:style-name="P31"><text:span text:style-name="T118"><text:line-break/>Saluda a usted atte.</text:span></text:p>
      <text:p text:style-name="P31"/>
      <text:p text:style-name="P31"><text:span text:style-name="T114">Comisario (PT)(C/P) </text:span><text:span text:style-name="T118">A/S<text:line-break/><text:tab/><text:tab/><text:tab/><text:tab/><text:tab/></text:span><text:span text:style-name="T114">Gustavo Rodríguez Russi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3:10:33.845000000</meta:creation-date>
    <dc:date>2021-12-01T13:25:54.621000000</dc:date>
    <meta:editing-duration>PT7H49M10S</meta:editing-duration>
    <meta:editing-cycles>131</meta:editing-cycles>
    <meta:generator>LibreOffice/7.1.3.2$Windows_X86_64 LibreOffice_project/47f78053abe362b9384784d31a6e56f8511eb1c1</meta:generator>
    <meta:document-statistic meta:table-count="1" meta:image-count="0" meta:object-count="0" meta:page-count="3" meta:paragraph-count="62" meta:word-count="803" meta:character-count="4952" meta:non-whitespace-character-count="4193"/>
  </office:meta>
</office:document-meta>
</file>